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H1" style:family="table-cell">
      <style:table-cell-properties style:vertical-align="middle" style:border-line-width="0.0007in 0.0347in 0.0007in" fo:padding="0.0368in" fo:border="2.6pt double #808080"/>
    </style:style>
    <style:style style:name="Table2.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3.H1" style:family="table-cell">
      <style:table-cell-properties style:border-line-width="0.0007in 0.0347in 0.0007in" fo:padding="0.0368in" fo:border="2.6pt double #808080"/>
    </style:style>
    <style:style style:name="Table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3.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H1" style:family="table-cell">
      <style:table-cell-properties style:vertical-align="middle" style:border-line-width="0.0007in 0.0347in 0.0007in" fo:padding="0.0368in" fo:border="2.6pt double #808080"/>
    </style:style>
    <style:style style:name="Table2.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3.H1" style:family="table-cell">
      <style:table-cell-properties style:border-line-width="0.0007in 0.0347in 0.0007in" fo:padding="0.0368in" fo:border="2.6pt double #808080"/>
    </style:style>
    <style:style style:name="Table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3.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Standard">
      <style:text-properties officeooo:paragraph-rsid="00073e8e"/>
    </style:style>
    <style:style style:name="P2" style:family="paragraph" style:parent-style-name="Heading_20_2">
      <style:text-properties officeooo:paragraph-rsid="00073e8e"/>
    </style:style>
    <style:style style:name="P3" style:family="paragraph" style:parent-style-name="Heading_20_2">
      <style:text-properties officeooo:rsid="00073e8e" officeooo:paragraph-rsid="00073e8e"/>
    </style:style>
    <style:style style:name="P4" style:family="paragraph" style:parent-style-name="Standard">
      <style:text-properties officeooo:rsid="00073e8e" officeooo:paragraph-rsid="00073e8e"/>
    </style:style>
    <style:style style:name="P5" style:family="paragraph" style:parent-style-name="Standard">
      <style:text-properties officeooo:paragraph-rsid="001230a4"/>
    </style:style>
    <style:style style:name="P6" style:family="paragraph" style:parent-style-name="Heading_20_1">
      <style:paragraph-properties fo:break-before="page"/>
    </style:style>
    <style:style style:name="P7" style:family="paragraph" style:parent-style-name="Heading_20_1">
      <style:text-properties officeooo:paragraph-rsid="001230a4"/>
    </style:style>
    <style:style style:name="P8"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9" style:family="paragraph" style:parent-style-name="Standard" style:list-style-name="L1"/>
    <style:style style:name="P1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9db5b"/>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text-properties officeooo:paragraph-rsid="00073e8e"/>
    </style:style>
    <style:style style:name="P18" style:family="paragraph" style:parent-style-name="Standard">
      <style:text-properties officeooo:rsid="00073e8e" officeooo:paragraph-rsid="00073e8e"/>
    </style:style>
    <style:style style:name="P19" style:family="paragraph" style:parent-style-name="Standard">
      <style:text-properties officeooo:rsid="00073e8e" officeooo:paragraph-rsid="0012e7de"/>
    </style:style>
    <style:style style:name="P20" style:family="paragraph" style:parent-style-name="Standard">
      <style:text-properties officeooo:paragraph-rsid="001230a4"/>
    </style:style>
    <style:style style:name="P21" style:family="paragraph" style:parent-style-name="Standard">
      <style:text-properties officeooo:rsid="0008bd55" officeooo:paragraph-rsid="0008bd55"/>
    </style:style>
    <style:style style:name="P22" style:family="paragraph" style:parent-style-name="Standard">
      <style:text-properties officeooo:rsid="00097f3e" officeooo:paragraph-rsid="00097f3e"/>
    </style:style>
    <style:style style:name="P23" style:family="paragraph" style:parent-style-name="Standard">
      <style:text-properties officeooo:rsid="000a9d04" officeooo:paragraph-rsid="000a9d04"/>
    </style:style>
    <style:style style:name="P24" style:family="paragraph" style:parent-style-name="Standard">
      <style:text-properties officeooo:rsid="000a9d04" officeooo:paragraph-rsid="00103aba"/>
    </style:style>
    <style:style style:name="P25" style:family="paragraph" style:parent-style-name="Standard">
      <style:text-properties officeooo:rsid="00101eba" officeooo:paragraph-rsid="00101eba"/>
    </style:style>
    <style:style style:name="P26" style:family="paragraph" style:parent-style-name="Standard">
      <style:text-properties officeooo:rsid="00101eba" officeooo:paragraph-rsid="00103aba"/>
    </style:style>
    <style:style style:name="P27" style:family="paragraph" style:parent-style-name="Standard">
      <style:text-properties officeooo:paragraph-rsid="0012e7de"/>
    </style:style>
    <style:style style:name="P28"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29" style:family="paragraph" style:parent-style-name="Text_20_body">
      <style:paragraph-properties fo:margin-top="0.0827in" fo:margin-bottom="0.0827in" style:contextual-spacing="false" fo:text-align="center" style:justify-single-word="false" fo:keep-with-next="always"/>
      <style:text-properties fo:font-size="12pt" fo:font-style="italic" officeooo:paragraph-rsid="0012e7de"/>
    </style:style>
    <style:style style:name="P30" style:family="paragraph" style:parent-style-name="Standard">
      <style:paragraph-properties fo:break-before="page"/>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ent-style-name="Text_20_body">
      <style:text-properties officeooo:paragraph-rsid="0012e7d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12e7de"/>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Standard" style:list-style-name="L1"/>
    <style:style style:name="P37" style:family="paragraph" style:parent-style-name="Standard" style:list-style-name="L4">
      <style:text-properties style:font-name="Times New Roman1" officeooo:paragraph-rsid="00073e8e"/>
    </style:style>
    <style:style style:name="P38" style:family="paragraph" style:parent-style-name="Standard" style:list-style-name="L4">
      <style:text-properties officeooo:rsid="00129e21" officeooo:paragraph-rsid="00073e8e"/>
    </style:style>
    <style:style style:name="P39" style:family="paragraph" style:parent-style-name="Standard" style:list-style-name="L4">
      <style:text-properties officeooo:rsid="00143b7e" officeooo:paragraph-rsid="00073e8e"/>
    </style:style>
    <style:style style:name="P40" style:family="paragraph" style:parent-style-name="Standard" style:list-style-name="L5">
      <style:text-properties officeooo:paragraph-rsid="000a9d04"/>
    </style:style>
    <style:style style:name="P41" style:family="paragraph" style:parent-style-name="Standard" style:list-style-name="L5">
      <style:text-properties officeooo:rsid="000a9d04" officeooo:paragraph-rsid="00103aba"/>
    </style:style>
    <style:style style:name="P4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officeooo:paragraph-rsid="0019db5b" style:font-size-asian="9pt" style:font-size-complex="8pt"/>
    </style:style>
    <style:style style:name="P43"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4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officeooo:paragraph-rsid="0019db5b" style:font-size-asian="8pt" style:font-size-complex="8pt"/>
    </style:style>
    <style:style style:name="P45" style:family="paragraph" style:parent-style-name="Heading_20_1">
      <style:text-properties officeooo:paragraph-rsid="001230a4"/>
    </style:style>
    <style:style style:name="P46" style:family="paragraph" style:parent-style-name="Heading_20_1">
      <style:paragraph-properties fo:break-before="page"/>
    </style:style>
    <style:style style:name="P47" style:family="paragraph" style:parent-style-name="Heading_20_1" style:master-page-name="First_20_Page">
      <style:paragraph-properties style:page-number="auto"/>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Heading_20_2">
      <style:text-properties officeooo:paragraph-rsid="00073e8e"/>
    </style:style>
    <style:style style:name="P52" style:family="paragraph" style:parent-style-name="Heading_20_2">
      <style:text-properties officeooo:rsid="00073e8e" officeooo:paragraph-rsid="00073e8e"/>
    </style:style>
    <style:style style:name="P53" style:family="paragraph" style:parent-style-name="Heading_20_2">
      <style:text-properties officeooo:rsid="00097f3e" officeooo:paragraph-rsid="00097f3e"/>
    </style:style>
    <style:style style:name="P54" style:family="paragraph" style:parent-style-name="Heading_20_2">
      <style:text-properties officeooo:rsid="001230a4" officeooo:paragraph-rsid="001230a4"/>
    </style:style>
    <style:style style:name="P55" style:family="paragraph" style:parent-style-name="Heading_20_3">
      <style:text-properties officeooo:rsid="0008352b" officeooo:paragraph-rsid="0008352b"/>
    </style:style>
    <style:style style:name="P56" style:family="paragraph" style:parent-style-name="Heading_20_3">
      <style:text-properties officeooo:rsid="000a9d04" officeooo:paragraph-rsid="000a9d04"/>
    </style:style>
    <style:style style:name="P57" style:family="paragraph" style:parent-style-name="Heading_20_3">
      <style:text-properties officeooo:rsid="000a9d04" officeooo:paragraph-rsid="00103aba"/>
    </style:style>
    <style:style style:name="P58" style:family="paragraph">
      <style:paragraph-properties style:writing-mode="lr-tb"/>
    </style:style>
    <style:style style:name="P5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19db5b"/>
    </style:style>
    <style:style style:name="T5" style:family="text">
      <style:text-properties fo:font-size="9pt" style:font-size-asian="9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0b013d" style:font-size-asian="8pt" style:font-size-complex="8pt"/>
    </style:style>
    <style:style style:name="T9" style:family="text">
      <style:text-properties style:text-underline-style="solid" style:text-underline-width="auto" style:text-underline-color="font-color"/>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073e8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7f3e" style:font-name-asian="Times New Roman" style:font-size-asian="12pt" style:font-name-complex="Times New Roman" style:font-size-complex="12pt" style:language-complex="ar" style:country-complex="SA"/>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officeooo:rsid="00073e8e"/>
    </style:style>
    <style:style style:name="T15" style:family="text">
      <style:text-properties officeooo:rsid="0018b7b9"/>
    </style:style>
    <style:style style:name="T16" style:family="text">
      <style:text-properties officeooo:rsid="00074aa5"/>
    </style:style>
    <style:style style:name="T17" style:family="text">
      <style:text-properties officeooo:rsid="0008bd55"/>
    </style:style>
    <style:style style:name="T18" style:family="text">
      <style:text-properties officeooo:rsid="00097f3e"/>
    </style:style>
    <style:style style:name="T19" style:family="text">
      <style:text-properties officeooo:rsid="000a9d04"/>
    </style:style>
    <style:style style:name="T20" style:family="text">
      <style:text-properties officeooo:rsid="00103aba"/>
    </style:style>
    <style:style style:name="T21" style:family="text">
      <style:text-properties officeooo:rsid="0012e7de"/>
    </style:style>
    <style:style style:name="T22" style:family="text">
      <style:text-properties officeooo:rsid="0014e788"/>
    </style:style>
    <style:style style:name="T23" style:family="text">
      <style:text-properties officeooo:rsid="0015d0c9"/>
    </style:style>
    <style:style style:name="T24" style:family="text">
      <style:text-properties officeooo:rsid="00164eb5"/>
    </style:style>
    <style:style style:name="T25" style:family="text">
      <style:text-properties officeooo:rsid="00178cd8"/>
    </style:style>
    <style:style style:name="T26" style:family="text">
      <style:text-properties officeooo:rsid="0018090e"/>
    </style:style>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2434080" text:id="ct32434080">
          <text:insertion>
            <office:change-info>
              <dc:creator>Bob Jacobsen</dc:creator>
              <dc:date>2010-10-08T21:55:00</dc:date>
            </office:change-info>
          </text:insertion>
        </text:changed-region>
        <text:changed-region xml:id="ct32193632" text:id="ct32193632">
          <text:insertion>
            <office:change-info>
              <dc:creator>Stuart Baker</dc:creator>
              <dc:date>2015-02-07T00:55:00</dc:date>
            </office:change-info>
          </text:insertion>
        </text:changed-region>
        <text:changed-region xml:id="ct102858496" text:id="ct102858496">
          <text:insertion>
            <office:change-info>
              <dc:creator>Stuart Baker</dc:creator>
              <dc:date>2015-02-07T01:09:00</dc:date>
            </office:change-info>
          </text:insertion>
        </text:changed-region>
        <text:changed-region xml:id="ct48383536" text:id="ct48383536">
          <text:insertion>
            <office:change-info>
              <dc:creator>Stuart Baker</dc:creator>
              <dc:date>2015-02-07T01:10:00</dc:date>
            </office:change-info>
          </text:insertion>
        </text:changed-region>
        <text:changed-region xml:id="ct31305584" text:id="ct31305584">
          <text:insertion>
            <office:change-info>
              <dc:creator>Stuart Baker</dc:creator>
              <dc:date>2015-02-07T01:11:00</dc:date>
            </office:change-info>
          </text:insertion>
        </text:changed-region>
        <text:changed-region xml:id="ct58906480" text:id="ct58906480">
          <text:insertion>
            <office:change-info>
              <dc:creator>Stuart Baker</dc:creator>
              <dc:date>2015-02-07T01:12:00</dc:date>
            </office:change-info>
          </text:insertion>
        </text:changed-region>
        <text:changed-region xml:id="ct39073600" text:id="ct39073600">
          <text:insertion>
            <office:change-info>
              <dc:creator>Stuart Baker</dc:creator>
              <dc:date>2015-02-07T01:13:00</dc:date>
            </office:change-info>
          </text:insertion>
        </text:changed-region>
        <text:changed-region xml:id="ct30724544" text:id="ct30724544">
          <text:deletion>
            <office:change-info>
              <dc:creator>Stuart Baker</dc:creator>
              <dc:date>2015-02-07T01:13:00</dc:date>
            </office:change-info>
            <text:p text:style-name="P1"/>
            <text:h text:style-name="P2" text:outline-level="2">References and Context</text:h>
          </text:deletion>
        </text:changed-region>
        <text:changed-region xml:id="ct30724768" text:id="ct30724768">
          <text:insertion>
            <office:change-info>
              <dc:creator>Bob Jacobsen</dc:creator>
              <dc:date>2010-10-08T21:55:00</dc:date>
            </office:change-info>
          </text:insertion>
        </text:changed-region>
        <text:changed-region xml:id="ct50221200" text:id="ct50221200">
          <text:deletion>
            <office:change-info>
              <dc:creator>Stuart Baker</dc:creator>
              <dc:date>2015-02-07T01:13:00</dc:date>
            </office:change-info>
            <text:h text:style-name="P3" text:outline-level="2">Format</text:h>
          </text:deletion>
        </text:changed-region>
        <text:changed-region xml:id="ct31554576" text:id="ct31554576">
          <text:insertion>
            <office:change-info>
              <dc:creator>Stuart Baker</dc:creator>
              <dc:date>2015-02-07T01:13:00</dc:date>
            </office:change-info>
          </text:insertion>
        </text:changed-region>
        <text:changed-region xml:id="ct31832032" text:id="ct31832032">
          <text:insertion>
            <office:change-info>
              <dc:creator>Bob Jacobsen</dc:creator>
              <dc:date>2010-10-08T21:55:00</dc:date>
            </office:change-info>
          </text:insertion>
        </text:changed-region>
        <text:changed-region xml:id="ct58064736" text:id="ct58064736">
          <text:deletion>
            <office:change-info>
              <dc:creator>Stuart Baker</dc:creator>
              <dc:date>2015-02-07T01:13:00</dc:date>
            </office:change-info>
            <text:p text:style-name="P4">The specification doesn't require any particular human-readable format, but hex-pairs with separators are strongly suggested, e.g. 01.AB.34.01.CD.E3.20.0E; decimal pairs could also be used, but in that case it's important to provide a way to know which is use.</text:p>
          </text:deletion>
        </text:changed-region>
        <text:changed-region xml:id="ct102517088" text:id="ct102517088">
          <text:insertion>
            <office:change-info>
              <dc:creator>Stuart Baker</dc:creator>
              <dc:date>2015-02-07T01:13:00</dc:date>
            </office:change-info>
          </text:insertion>
        </text:changed-region>
        <text:changed-region xml:id="ct100372112" text:id="ct100372112">
          <text:insertion>
            <office:change-info>
              <dc:creator>Stuart Baker</dc:creator>
              <dc:date>2015-02-07T01:14:00</dc:date>
            </office:change-info>
          </text:insertion>
        </text:changed-region>
        <text:changed-region xml:id="ct30799536" text:id="ct30799536">
          <text:insertion>
            <office:change-info>
              <dc:creator>Stuart Baker</dc:creator>
              <dc:date>2015-02-07T01:15:00</dc:date>
            </office:change-info>
          </text:insertion>
        </text:changed-region>
        <text:changed-region xml:id="ct31554768" text:id="ct31554768">
          <text:insertion>
            <office:change-info>
              <dc:creator>Stuart Baker</dc:creator>
              <dc:date>2015-02-07T01:40:00</dc:date>
            </office:change-info>
          </text:insertion>
        </text:changed-region>
        <text:changed-region xml:id="ct31305776" text:id="ct31305776">
          <text:insertion>
            <office:change-info>
              <dc:creator>Stuart Baker</dc:creator>
              <dc:date>2015-02-07T01:41:00</dc:date>
            </office:change-info>
          </text:insertion>
        </text:changed-region>
        <text:changed-region xml:id="ct30730144" text:id="ct30730144">
          <text:insertion>
            <office:change-info>
              <dc:creator>Stuart Baker</dc:creator>
              <dc:date>2015-02-07T03:49:00</dc:date>
            </office:change-info>
          </text:insertion>
        </text:changed-region>
        <text:changed-region xml:id="ct52759600" text:id="ct52759600">
          <text:insertion>
            <office:change-info>
              <dc:creator>Stuart Baker</dc:creator>
              <dc:date>2015-02-07T01:17:00</dc:date>
            </office:change-info>
          </text:insertion>
        </text:changed-region>
        <text:changed-region xml:id="ct59020848" text:id="ct59020848">
          <text:insertion>
            <office:change-info>
              <dc:creator>Bob Jacobsen</dc:creator>
              <dc:date>2010-10-08T21:55:00</dc:date>
            </office:change-info>
          </text:insertion>
        </text:changed-region>
        <text:changed-region xml:id="ct93041328" text:id="ct93041328">
          <text:insertion>
            <office:change-info>
              <dc:creator>Stuart Baker</dc:creator>
              <dc:date>2015-02-07T01:19:00</dc:date>
            </office:change-info>
          </text:insertion>
        </text:changed-region>
        <text:changed-region xml:id="ct54449216" text:id="ct54449216">
          <text:insertion>
            <office:change-info>
              <dc:creator>Bob Jacobsen</dc:creator>
              <dc:date>2010-10-08T21:55:00</dc:date>
            </office:change-info>
          </text:insertion>
        </text:changed-region>
        <text:changed-region xml:id="ct102316944" text:id="ct102316944">
          <text:insertion>
            <office:change-info>
              <dc:creator>Stuart Baker</dc:creator>
              <dc:date>2015-02-07T01:20:00</dc:date>
            </office:change-info>
          </text:insertion>
        </text:changed-region>
        <text:changed-region xml:id="ct102689616" text:id="ct102689616">
          <text:insertion>
            <office:change-info>
              <dc:creator>Stuart Baker</dc:creator>
              <dc:date>2015-02-07T01:21:00</dc:date>
            </office:change-info>
          </text:insertion>
        </text:changed-region>
        <text:changed-region xml:id="ct100780576" text:id="ct100780576">
          <text:insertion>
            <office:change-info>
              <dc:creator>Stuart Baker</dc:creator>
              <dc:date>2015-02-07T01:22:00</dc:date>
            </office:change-info>
          </text:insertion>
        </text:changed-region>
        <text:changed-region xml:id="ct86637456" text:id="ct86637456">
          <text:insertion>
            <office:change-info>
              <dc:creator>Stuart Baker</dc:creator>
              <dc:date>2015-02-07T01:23:00</dc:date>
            </office:change-info>
          </text:insertion>
        </text:changed-region>
        <text:changed-region xml:id="ct99965520" text:id="ct99965520">
          <text:insertion>
            <office:change-info>
              <dc:creator>Stuart Baker</dc:creator>
              <dc:date>2015-02-07T01:24:00</dc:date>
            </office:change-info>
          </text:insertion>
        </text:changed-region>
        <text:changed-region xml:id="ct99965712" text:id="ct99965712">
          <text:insertion>
            <office:change-info>
              <dc:creator>Stuart Baker</dc:creator>
              <dc:date>2015-02-07T01:25:00</dc:date>
            </office:change-info>
          </text:insertion>
        </text:changed-region>
        <text:changed-region xml:id="ct100135664" text:id="ct100135664">
          <text:insertion>
            <office:change-info>
              <dc:creator>Stuart Baker</dc:creator>
              <dc:date>2015-02-07T01:46:00</dc:date>
            </office:change-info>
          </text:insertion>
        </text:changed-region>
        <text:changed-region xml:id="ct92120080" text:id="ct92120080">
          <text:insertion>
            <office:change-info>
              <dc:creator>Stuart Baker</dc:creator>
              <dc:date>2015-02-07T01:26:00</dc:date>
            </office:change-info>
          </text:insertion>
        </text:changed-region>
        <text:changed-region xml:id="ct60671152" text:id="ct60671152">
          <text:insertion>
            <office:change-info>
              <dc:creator>Stuart Baker</dc:creator>
              <dc:date>2015-02-07T01:27:00</dc:date>
            </office:change-info>
          </text:insertion>
        </text:changed-region>
        <text:changed-region xml:id="ct81762624" text:id="ct81762624">
          <text:insertion>
            <office:change-info>
              <dc:creator>Stuart Baker</dc:creator>
              <dc:date>2015-02-07T01:37:00</dc:date>
            </office:change-info>
          </text:insertion>
        </text:changed-region>
        <text:changed-region xml:id="ct32197488" text:id="ct32197488">
          <text:insertion>
            <office:change-info>
              <dc:creator>Stuart Baker</dc:creator>
              <dc:date>2015-02-07T01:40:00</dc:date>
            </office:change-info>
          </text:insertion>
        </text:changed-region>
        <text:changed-region xml:id="ct102800944" text:id="ct102800944">
          <text:insertion>
            <office:change-info>
              <dc:creator>Stuart Baker</dc:creator>
              <dc:date>2015-02-07T01:38:00</dc:date>
            </office:change-info>
          </text:insertion>
        </text:changed-region>
        <text:changed-region xml:id="ct58384240" text:id="ct58384240">
          <text:insertion>
            <office:change-info>
              <dc:creator>Stuart Baker</dc:creator>
              <dc:date>2015-02-07T01:39:00</dc:date>
            </office:change-info>
          </text:insertion>
        </text:changed-region>
        <text:changed-region xml:id="ct57437472" text:id="ct57437472">
          <text:insertion>
            <office:change-info>
              <dc:creator>Stuart Baker</dc:creator>
              <dc:date>2015-02-07T01:47:00</dc:date>
            </office:change-info>
          </text:insertion>
        </text:changed-region>
        <text:changed-region xml:id="ct102088432" text:id="ct102088432">
          <text:insertion>
            <office:change-info>
              <dc:creator>Stuart Baker</dc:creator>
              <dc:date>2015-02-07T01:48:00</dc:date>
            </office:change-info>
          </text:insertion>
        </text:changed-region>
        <text:changed-region xml:id="ct81889184" text:id="ct81889184">
          <text:insertion>
            <office:change-info>
              <dc:creator>Stuart Baker</dc:creator>
              <dc:date>2015-02-07T01:55:00</dc:date>
            </office:change-info>
          </text:insertion>
        </text:changed-region>
        <text:changed-region xml:id="ct92052816" text:id="ct92052816">
          <text:insertion>
            <office:change-info>
              <dc:creator>Stuart Baker</dc:creator>
              <dc:date>2015-02-07T01:56:00</dc:date>
            </office:change-info>
          </text:insertion>
        </text:changed-region>
        <text:changed-region xml:id="ct58384432" text:id="ct58384432">
          <text:insertion>
            <office:change-info>
              <dc:creator>Stuart Baker</dc:creator>
              <dc:date>2015-02-07T02:24:00</dc:date>
            </office:change-info>
          </text:insertion>
        </text:changed-region>
        <text:changed-region xml:id="ct103038480" text:id="ct103038480">
          <text:insertion>
            <office:change-info>
              <dc:creator>Stuart Baker</dc:creator>
              <dc:date>2015-02-07T03:28:00</dc:date>
            </office:change-info>
          </text:insertion>
        </text:changed-region>
        <text:changed-region xml:id="ct99561920" text:id="ct99561920">
          <text:insertion>
            <office:change-info>
              <dc:creator>Stuart Baker</dc:creator>
              <dc:date>2015-02-07T03:29:00</dc:date>
            </office:change-info>
          </text:insertion>
        </text:changed-region>
        <text:changed-region xml:id="ct57674320" text:id="ct57674320">
          <text:insertion>
            <office:change-info>
              <dc:creator>Stuart Baker</dc:creator>
              <dc:date>2015-02-07T02:25:00</dc:date>
            </office:change-info>
          </text:insertion>
        </text:changed-region>
        <text:changed-region xml:id="ct44618000" text:id="ct44618000">
          <text:insertion>
            <office:change-info>
              <dc:creator>Stuart Baker</dc:creator>
              <dc:date>2015-02-07T02:26:00</dc:date>
            </office:change-info>
          </text:insertion>
        </text:changed-region>
        <text:changed-region xml:id="ct31979248" text:id="ct31979248">
          <text:insertion>
            <office:change-info>
              <dc:creator>Stuart Baker</dc:creator>
              <dc:date>2015-02-07T02:28:00</dc:date>
            </office:change-info>
          </text:insertion>
        </text:changed-region>
        <text:changed-region xml:id="ct57771984" text:id="ct57771984">
          <text:insertion>
            <office:change-info>
              <dc:creator>Stuart Baker</dc:creator>
              <dc:date>2015-02-07T02:29:00</dc:date>
            </office:change-info>
          </text:insertion>
        </text:changed-region>
        <text:changed-region xml:id="ct57226608" text:id="ct57226608">
          <text:insertion>
            <office:change-info>
              <dc:creator>Stuart Baker</dc:creator>
              <dc:date>2015-02-07T02:30:00</dc:date>
            </office:change-info>
          </text:insertion>
        </text:changed-region>
        <text:changed-region xml:id="ct39075424" text:id="ct39075424">
          <text:insertion>
            <office:change-info>
              <dc:creator>Stuart Baker</dc:creator>
              <dc:date>2015-02-07T02:31:00</dc:date>
            </office:change-info>
          </text:insertion>
        </text:changed-region>
        <text:changed-region xml:id="ct31978960" text:id="ct31978960">
          <text:insertion>
            <office:change-info>
              <dc:creator>Stuart Baker</dc:creator>
              <dc:date>2015-02-07T02:32:00</dc:date>
            </office:change-info>
          </text:insertion>
        </text:changed-region>
        <text:changed-region xml:id="ct30196848" text:id="ct30196848">
          <text:insertion>
            <office:change-info>
              <dc:creator>Stuart Baker</dc:creator>
              <dc:date>2015-02-07T02:33:00</dc:date>
            </office:change-info>
          </text:insertion>
        </text:changed-region>
        <text:changed-region xml:id="ct50213088" text:id="ct50213088">
          <text:insertion>
            <office:change-info>
              <dc:creator>Stuart Baker</dc:creator>
              <dc:date>2015-02-07T02:34:00</dc:date>
            </office:change-info>
          </text:insertion>
        </text:changed-region>
        <text:changed-region xml:id="ct31776976" text:id="ct31776976">
          <text:insertion>
            <office:change-info>
              <dc:creator>Stuart Baker</dc:creator>
              <dc:date>2015-02-07T02:35:00</dc:date>
            </office:change-info>
          </text:insertion>
        </text:changed-region>
        <text:changed-region xml:id="ct55114704" text:id="ct55114704">
          <text:insertion>
            <office:change-info>
              <dc:creator>Stuart Baker</dc:creator>
              <dc:date>2015-02-07T03:32:00</dc:date>
            </office:change-info>
          </text:insertion>
        </text:changed-region>
        <text:changed-region xml:id="ct58128784" text:id="ct58128784">
          <text:insertion>
            <office:change-info>
              <dc:creator>Stuart Baker</dc:creator>
              <dc:date>2015-02-07T03:33:00</dc:date>
            </office:change-info>
          </text:insertion>
        </text:changed-region>
        <text:changed-region xml:id="ct31777168" text:id="ct31777168">
          <text:insertion>
            <office:change-info>
              <dc:creator>Stuart Baker</dc:creator>
              <dc:date>2015-02-07T03:34:00</dc:date>
            </office:change-info>
          </text:insertion>
        </text:changed-region>
        <text:changed-region xml:id="ct58128496" text:id="ct58128496">
          <text:insertion>
            <office:change-info>
              <dc:creator>Stuart Baker</dc:creator>
              <dc:date>2015-02-07T03:35:00</dc:date>
            </office:change-info>
          </text:insertion>
        </text:changed-region>
        <text:changed-region xml:id="ct101314048" text:id="ct101314048">
          <text:insertion>
            <office:change-info>
              <dc:creator>Stuart Baker</dc:creator>
              <dc:date>2015-02-07T03:36:00</dc:date>
            </office:change-info>
          </text:insertion>
        </text:changed-region>
        <text:changed-region xml:id="ct31166224" text:id="ct31166224">
          <text:insertion>
            <office:change-info>
              <dc:creator>Stuart Baker</dc:creator>
              <dc:date>2015-02-07T03:37:00</dc:date>
            </office:change-info>
          </text:insertion>
        </text:changed-region>
        <text:changed-region xml:id="ct31779280" text:id="ct31779280">
          <text:insertion>
            <office:change-info>
              <dc:creator>Stuart Baker</dc:creator>
              <dc:date>2015-02-07T03:44:00</dc:date>
            </office:change-info>
          </text:insertion>
        </text:changed-region>
        <text:changed-region xml:id="ct81954976" text:id="ct81954976">
          <text:insertion>
            <office:change-info>
              <dc:creator>Stuart Baker</dc:creator>
              <dc:date>2015-02-07T03:45:00</dc:date>
            </office:change-info>
          </text:insertion>
        </text:changed-region>
        <text:changed-region xml:id="ct101314240" text:id="ct101314240">
          <text:insertion>
            <office:change-info>
              <dc:creator>Stuart Baker</dc:creator>
              <dc:date>2015-02-07T03:46:00</dc:date>
            </office:change-info>
          </text:insertion>
        </text:changed-region>
        <text:changed-region xml:id="ct30519696" text:id="ct30519696">
          <text:insertion>
            <office:change-info>
              <dc:creator>Stuart Baker</dc:creator>
              <dc:date>2015-02-07T03:47:00</dc:date>
            </office:change-info>
          </text:insertion>
        </text:changed-region>
        <text:changed-region xml:id="ct39068576" text:id="ct39068576">
          <text:deletion>
            <office:change-info>
              <dc:creator>Stuart Baker</dc:creator>
              <dc:date>2015-02-07T04:12:00</dc:date>
            </office:change-info>
            <text:p text:style-name="P5"/>
            <text:h text:style-name="P6" text:outline-level="1" text:is-list-header="true"/>
          </text:deletion>
        </text:changed-region>
        <text:changed-region xml:id="ct31800176" text:id="ct31800176">
          <text:deletion>
            <office:change-info>
              <dc:creator>Stuart Baker</dc:creator>
              <dc:date>2015-02-07T04:09:00</dc:date>
            </office:change-info>
            <text:h text:style-name="P7" text:outline-level="1" text:is-list-header="true">(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1">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paper. In each case, the thing doing the definition must ensure it has control over the NodeID corresponding to the top four bytes, so it can ensure that the EventID not be reused.</text:p>
            <text:p text:style-name="P8">Table 1: Event Number Construction</text:p>
            <table:table table:name="Table2" table:style-name="Table2">
              <table:table-column table:style-name="Table2.A" table:number-columns-repeated="8"/>
              <table:table-row>
                <table:table-cell table:style-name="Table2.A1" office:value-type="string">
                  <text:p text:style-name="P33">Byte 1</text:p>
                </table:table-cell>
                <table:table-cell table:style-name="Table2.A1" office:value-type="string">
                  <text:p text:style-name="P33">Byte 2</text:p>
                </table:table-cell>
                <table:table-cell table:style-name="Table2.A1" office:value-type="string">
                  <text:p text:style-name="P33">Byte 3</text:p>
                </table:table-cell>
                <table:table-cell table:style-name="Table2.A1" office:value-type="string">
                  <text:p text:style-name="P33">Byte 4</text:p>
                </table:table-cell>
                <table:table-cell table:style-name="Table2.A1" office:value-type="string">
                  <text:p text:style-name="P33">Byte 5</text:p>
                </table:table-cell>
                <table:table-cell table:style-name="Table2.A1" office:value-type="string">
                  <text:p text:style-name="P33">Byte 6</text:p>
                </table:table-cell>
                <table:table-cell table:style-name="Table2.A1" office:value-type="string">
                  <text:p text:style-name="P33">Byte 7</text:p>
                </table:table-cell>
                <table:table-cell table:style-name="Table2.H1" office:value-type="string">
                  <text:p text:style-name="P33">Byte 8</text:p>
                </table:table-cell>
              </table:table-row>
              <table:table-row>
                <table:table-cell table:style-name="Table2.A2" table:number-columns-spanned="6" office:value-type="string">
                  <text:p text:style-name="P33">Node ID assigned to you</text:p>
                </table:table-cell>
                <table:covered-table-cell/>
                <table:covered-table-cell/>
                <table:covered-table-cell/>
                <table:covered-table-cell/>
                <table:covered-table-cell/>
                <table:table-cell table:style-name="Table2.G2" table:number-columns-spanned="2" office:value-type="string">
                  <text:p text:style-name="P33">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8">Table 2: Example of defining a Set of Events</text:p>
            <table:table table:name="Table3" table:style-name="Table3">
              <table:table-column table:style-name="Table3.A" table:number-columns-repeated="8"/>
              <table:table-row>
                <table:table-cell table:style-name="Table3.A1" office:value-type="string">
                  <text:p text:style-name="P33">Byte 1</text:p>
                </table:table-cell>
                <table:table-cell table:style-name="Table3.A1" office:value-type="string">
                  <text:p text:style-name="P33">Byte 2</text:p>
                </table:table-cell>
                <table:table-cell table:style-name="Table3.A1" office:value-type="string">
                  <text:p text:style-name="P33">Byte 3</text:p>
                </table:table-cell>
                <table:table-cell table:style-name="Table3.A1" office:value-type="string">
                  <text:p text:style-name="P33">Byte 4</text:p>
                </table:table-cell>
                <table:table-cell table:style-name="Table3.A1" office:value-type="string">
                  <text:p text:style-name="P33">Byte 5</text:p>
                </table:table-cell>
                <table:table-cell table:style-name="Table3.A1" office:value-type="string">
                  <text:p text:style-name="P33">Byte 6</text:p>
                </table:table-cell>
                <table:table-cell table:style-name="Table3.A1" office:value-type="string">
                  <text:p text:style-name="P33">Byte 7</text:p>
                </table:table-cell>
                <table:table-cell table:style-name="Table3.H1" office:value-type="string">
                  <text:p text:style-name="P33">Byte 8</text:p>
                </table:table-cell>
              </table:table-row>
              <table:table-row>
                <table:table-cell table:style-name="Table3.A2" table:number-columns-spanned="6" office:value-type="string">
                  <text:p text:style-name="P33">Assigned Node ID</text:p>
                </table:table-cell>
                <table:covered-table-cell/>
                <table:covered-table-cell/>
                <table:covered-table-cell/>
                <table:covered-table-cell/>
                <table:covered-table-cell/>
                <table:table-cell table:style-name="Table3.G2" table:number-columns-spanned="2" office:value-type="string">
                  <text:p text:style-name="P33">Unique 16 bit extension</text:p>
                </table:table-cell>
                <table:covered-table-cell/>
              </table:table-row>
              <table:table-row>
                <table:table-cell table:style-name="Table3.A2" office:value-type="string">
                  <text:p text:style-name="P33">0x12</text:p>
                </table:table-cell>
                <table:table-cell table:style-name="Table3.A2" office:value-type="string">
                  <text:p text:style-name="P33">0x34</text:p>
                </table:table-cell>
                <table:table-cell table:style-name="Table3.A2" office:value-type="string">
                  <text:p text:style-name="P33">0x56</text:p>
                </table:table-cell>
                <table:table-cell table:style-name="Table3.A2" office:value-type="string">
                  <text:p text:style-name="P33">0x78</text:p>
                </table:table-cell>
                <table:table-cell table:style-name="Table3.A2" office:value-type="string">
                  <text:p text:style-name="P33">0x9A</text:p>
                </table:table-cell>
                <table:table-cell table:style-name="Table3.G2" table:number-columns-spanned="3" office:value-type="string">
                  <text:p text:style-name="P33">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logging protocol note</text:a>)</text:p>
            <text:p text:style-name="Standard">0xFFF7 - </text:p>
            <text:p text:style-name="Standard">(But is this mechanism needed? <text:s/>Global events would convey the <text:span text:style-name="T3">same</text:span> information, without using up event space, and the source node ID could be used to determine who said it. </text:p>
            <text:p text:style-name="Standard"><text:tab/>“I've logged an entry”, said Joe Bloggs</text:p>
            <text:p text:style-name="P5"><text:tab/>“Joe Bloggs has logged an entry”, said Joe Bloggs.</text:p>
          </text:deletion>
        </text:changed-region>
        <text:changed-region xml:id="ct60783040" text:id="ct60783040">
          <text:deletion>
            <office:change-info>
              <dc:creator>Stuart Baker</dc:creator>
              <dc:date>2015-02-07T04:10:00</dc:date>
            </office:change-info>
            <text:p text:style-name="P5"/>
            <text:h text:style-name="P7" text:outline-level="1" text:is-list-header="true"/>
          </text:deletion>
        </text:changed-region>
        <text:changed-region xml:id="ct56716464" text:id="ct56716464">
          <text:insertion>
            <office:change-info>
              <dc:creator>Stuart Baker</dc:creator>
              <dc:date>2015-02-07T04:10:00</dc:date>
            </office:change-info>
          </text:insertion>
        </text:changed-region>
        <text:changed-region xml:id="ct102317136" text:id="ct102317136">
          <text:deletion>
            <office:change-info>
              <dc:creator>Bob Jacobsen</dc:creator>
              <dc:date>2010-10-08T21:55:00</dc:date>
            </office:change-info>
            <text:h text:style-name="P6"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5179396046390028932" text:style-name="L1">
              <text:list-item>
                <text:p text:style-name="P9">Lorem ipsum dolor sit amet, consectetur adipiscing elit. </text:p>
              </text:list-item>
              <text:list-item>
                <text:p text:style-name="P9">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change-start text:change-id="ct32434080"/>Introduction</text:h>
      <text:p text:style-name="Standard">This explanatory note contains informative discussion and background for the corresponding “OpenLCB Event ID Specificatio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end text:change-id="ct32434080"/><text:change-start text:change-id="ct32193632"/></text:h>
      <text:p text:style-name="P1"><text:change-end text:change-id="ct32193632"/><text:change-start text:change-id="ct102858496"/><text:span text:style-name="T14">Though </text:span><text:change-end text:change-id="ct102858496"/><text:change-start text:change-id="ct48383536"/><text:span text:style-name="T14">event identifiers generally take the format of a unique Node ID plus </text:span><text:change-end text:change-id="ct48383536"/><text:change-start text:change-id="ct31305584"/><text:span text:style-name="T14">a 16-bit extention, there are some exceptions to this noted </text:span><text:span text:style-name="T11">in the</text:span><text:span text:style-name="T14"> Event Identifiers St</text:span><text:change-end text:change-id="ct31305584"/><text:change-start text:change-id="ct58906480"/><text:span text:style-name="T14">andard which wi</text:span><text:change-end text:change-id="ct58906480"/><text:change-start text:change-id="ct39073600"/><text:span text:style-name="T14">ll be detailed in this document.</text:span><text:change-end text:change-id="ct39073600"/><text:change text:change-id="ct30724544"/><text:change-start text:change-id="ct30724768"/></text:p>
      <text:h text:style-name="P3" text:outline-level="2"><text:change-end text:change-id="ct30724768"/><text:change text:change-id="ct50221200"/><text:change-start text:change-id="ct31554576"/>Intended Use<text:change-end text:change-id="ct31554576"/><text:change-start text:change-id="ct31832032"/></text:h>
      <text:p text:style-name="P4"><text:change-end text:change-id="ct31832032"/><text:change text:change-id="ct58064736"/><text:change-start text:change-id="ct102517088"/>An event ID is intended to be globally <text:change-end text:change-id="ct102517088"/><text:change-start text:change-id="ct100372112"/>unique and for a specific purpose defined either by us<text:change-end text:change-id="ct100372112"/><text:change-start text:change-id="ct30799536"/>er configuration or enforced by the Event Identifiers Standard.<text:change-end text:change-id="ct30799536"/><text:change-start text:change-id="ct31554768"/> <text:s/><text:span text:style-name="T16">Any node ma</text:span><text:change-end text:change-id="ct31554768"/><text:change-start text:change-id="ct31305776"/><text:span text:style-name="T16">y be configured to produce or consume any event, regardless of its assigned Node ID. <text:s/>However, logically, a unique event identifier is defined to have a unique purpose, whether assigned by user configuration or explicitly defined in the Event Identifier Standard.</text:span><text:change-end text:change-id="ct31305776"/><text:change-start text:change-id="ct30730144"/></text:p>
      <text:p text:style-name="P27">The "globally unique" requirement only refers to the universe of connected nodes; nodes that never need to communicate with each other don't need to have separate Event <text:span text:style-name="T23">Identifier</text:span>s. <text:s/>In general, however, nodes can move: They can be sold or loaned for use on another layout, nodes on modular layouts can be connected to other arbitrary modules, and few assumptions can be made. <text:s/>Therefore, we require globally uniqueness for all Even<text:span text:style-name="T21">t Identifiers</text:span>.</text:p>
      <text:p text:style-name="P27">To ensure uniqueness, the top <text:span text:style-name="T21">six</text:span> bytes of <text:span text:style-name="T21">an</text:span> Event <text:span text:style-name="T21">Identifier</text:span> that you define are <text:span text:style-name="T1">required</text:span> to be within the Node ID space that you control. <text:s/>The low two bytes would be any number you prefer, so long as you use each value for only one event.</text:p>
      <text:p text:style-name="P27">This requirement applies equally to events defined by a hardware node, <text:span text:style-name="T22">like a push</text:span> button, a software node in a computer, or Event <text:span text:style-name="T21">Identifier</text:span>s that are defined by a human writing them on a piece of paper. <text:s/>In each case, the thing doing the definition must ensure it has control over the Node ID corresponding to the top <text:span text:style-name="T21">six </text:span>bytes, so it can ensure that the Event <text:span text:style-name="T21">Identifier</text:span> not be reused.</text:p>
      <table:table table:name="Table4" table:style-name="Table4">
        <table:table-column table:style-name="Table4.A" table:number-columns-repeated="8"/>
        <text:soft-page-break/>
        <table:table-row>
          <table:table-cell table:style-name="Table4.A1" office:value-type="string">
            <text:p text:style-name="P34">Byte 1</text:p>
          </table:table-cell>
          <table:table-cell table:style-name="Table4.A1" office:value-type="string">
            <text:p text:style-name="P34">Byte 2</text:p>
          </table:table-cell>
          <table:table-cell table:style-name="Table4.A1" office:value-type="string">
            <text:p text:style-name="P34">Byte 3</text:p>
          </table:table-cell>
          <table:table-cell table:style-name="Table4.A1" office:value-type="string">
            <text:p text:style-name="P34">Byte 4</text:p>
          </table:table-cell>
          <table:table-cell table:style-name="Table4.A1" office:value-type="string">
            <text:p text:style-name="P34">Byte 5</text:p>
          </table:table-cell>
          <table:table-cell table:style-name="Table4.A1" office:value-type="string">
            <text:p text:style-name="P34">Byte 6</text:p>
          </table:table-cell>
          <table:table-cell table:style-name="Table4.A1" office:value-type="string">
            <text:p text:style-name="P34">Byte 7</text:p>
          </table:table-cell>
          <table:table-cell table:style-name="Table4.H1" office:value-type="string">
            <text:p text:style-name="P34">Byte 8</text:p>
          </table:table-cell>
        </table:table-row>
        <table:table-row>
          <table:table-cell table:style-name="Table4.A2" table:number-columns-spanned="6" office:value-type="string">
            <text:p text:style-name="P34">Node ID assigned to you</text:p>
          </table:table-cell>
          <table:covered-table-cell/>
          <table:covered-table-cell/>
          <table:covered-table-cell/>
          <table:covered-table-cell/>
          <table:covered-table-cell/>
          <table:table-cell table:style-name="Table4.G2" table:number-columns-spanned="2" office:value-type="string">
            <text:p text:style-name="P34">Unique 16 bit extension</text:p>
          </table:table-cell>
          <table:covered-table-cell/>
        </table:table-row>
      </table:table>
      <text:p text:style-name="P32"/>
      <text:p text:style-name="P27">The Node ID part could be from real nodes that you own. <text:s/>For example, the <text:span text:style-name="T22">Blue/Gold algorithm</text:span> for assigning Event I<text:span text:style-name="T23">dentifier</text:span>s automatically puts the Node ID of the first node to use that event in the Event <text:span text:style-name="T23">Identifier</text:span>, guaranteeing it to be unique.</text:p>
      <text:p text:style-name="P27">Not all Event I<text:span text:style-name="T23">dentifier</text:span>s need to be assigned through th<text:span text:style-name="T24">e Blue/Gold</text:span> algorithm. <text:s/>For example, a software configuration tool might define events and assign Event I<text:span text:style-name="T24">dentifier</text:span>s to them. <text:s/>A board manufacturer may prefer some other pushbutton configuration process. <text:s/>A modular club may decide that certain events form the “boundaries” of modules, and need to be assigned well-known Event <text:span text:style-name="T22">Identifier</text:span>s to make it easier to create large modular layouts. <text:s/>Whatever the method, the Event <text:span text:style-name="T22">Identifier</text:span>s need to be globally unique, and we ensure that by requiring that people create Event <text:span text:style-name="T22">Identifier</text:span>s using <text:span text:style-name="T22">N</text:span>ode ID numbers assigned to them (and therefore not assigned to anybody else), plus an additional 16 bits that they are responsible for using only once.</text:p>
      <text:p text:style-name="P27">Note that the Node ID part of an Event I<text:span text:style-name="T24">dentifier</text:span> does <text:span text:style-name="T24">not</text:span> have to correspond to any physical node. <text:s/>So long as <text:span text:style-name="T24">you have</text:span> some Node ID address space assigned to you, you can use that. <text:s/>For example, a fast-clock manufacturer might want to define a range of Even<text:span text:style-name="T22">t Identifier</text:span>s so that a different event is emitted every fast minute. <text:s/>For the sake of argument, let's say 24 bits worth of specific events are needed (it's actually smaller, but let's use this <text:span text:style-name="T24">as an example</text:span>). <text:s/>The manufacturer has a large range of <text:span text:style-name="T25">N</text:span>ode IDs assigned already, so can use 8-bits worth of that space, plus the extra 16 bits in the Event <text:span text:style-name="T22">Identifiers</text:span> below the <text:span text:style-name="T22">N</text:span>ode ID-like-part, to do this. <text:s/>For example, if a manufacturer had a range of Node IDs that included at least 0x123456789A00 through 0x123456789AFF (in other words, all possible values of the low byte), he could create a set of Event IDs with the low 24 bits used to carry a time value:</text:p>
      <text:p text:style-name="P29">Table 2: Example of defining a Set of Events</text:p>
      <table:table table:name="Table5" table:style-name="Table5">
        <table:table-column table:style-name="Table5.A" table:number-columns-repeated="8"/>
        <table:table-row>
          <table:table-cell table:style-name="Table5.A1" office:value-type="string">
            <text:p text:style-name="P34">Byte 1</text:p>
          </table:table-cell>
          <table:table-cell table:style-name="Table5.A1" office:value-type="string">
            <text:p text:style-name="P34">Byte 2</text:p>
          </table:table-cell>
          <table:table-cell table:style-name="Table5.A1" office:value-type="string">
            <text:p text:style-name="P34">Byte 3</text:p>
          </table:table-cell>
          <table:table-cell table:style-name="Table5.A1" office:value-type="string">
            <text:p text:style-name="P34">Byte 4</text:p>
          </table:table-cell>
          <table:table-cell table:style-name="Table5.A1" office:value-type="string">
            <text:p text:style-name="P34">Byte 5</text:p>
          </table:table-cell>
          <table:table-cell table:style-name="Table5.A1" office:value-type="string">
            <text:p text:style-name="P34">Byte 6</text:p>
          </table:table-cell>
          <table:table-cell table:style-name="Table5.A1" office:value-type="string">
            <text:p text:style-name="P34">Byte 7</text:p>
          </table:table-cell>
          <table:table-cell table:style-name="Table5.H1" office:value-type="string">
            <text:p text:style-name="P34">Byte 8</text:p>
          </table:table-cell>
        </table:table-row>
        <table:table-row>
          <table:table-cell table:style-name="Table5.A2" table:number-columns-spanned="6" office:value-type="string">
            <text:p text:style-name="P34">Assigned Node ID</text:p>
          </table:table-cell>
          <table:covered-table-cell/>
          <table:covered-table-cell/>
          <table:covered-table-cell/>
          <table:covered-table-cell/>
          <table:covered-table-cell/>
          <table:table-cell table:style-name="Table5.G2" table:number-columns-spanned="2" office:value-type="string">
            <text:p text:style-name="P34">Unique 16 bit extension</text:p>
          </table:table-cell>
          <table:covered-table-cell/>
        </table:table-row>
        <table:table-row>
          <table:table-cell table:style-name="Table5.A2" office:value-type="string">
            <text:p text:style-name="P34">0x12</text:p>
          </table:table-cell>
          <table:table-cell table:style-name="Table5.A2" office:value-type="string">
            <text:p text:style-name="P34">0x34</text:p>
          </table:table-cell>
          <table:table-cell table:style-name="Table5.A2" office:value-type="string">
            <text:p text:style-name="P34">0x56</text:p>
          </table:table-cell>
          <table:table-cell table:style-name="Table5.A2" office:value-type="string">
            <text:p text:style-name="P34">0x78</text:p>
          </table:table-cell>
          <table:table-cell table:style-name="Table5.A2" office:value-type="string">
            <text:p text:style-name="P34">0x9A</text:p>
          </table:table-cell>
          <table:table-cell table:style-name="Table5.G2" table:number-columns-spanned="3" office:value-type="string">
            <text:p text:style-name="P34">Time Value</text:p>
          </table:table-cell>
          <table:covered-table-cell/>
          <table:covered-table-cell/>
        </table:table-row>
      </table:table>
      <text:p text:style-name="P19">This is guaranteed to be unique, no matter where one of these devices is taken, because the node ID range is guaranteed to belong to the manufacturer, and he'll use it only once. <text:change-end text:change-id="ct30730144"/><text:change-start text:change-id="ct52759600"/></text:p>
      <text:h text:style-name="P3" text:outline-level="2">References and Context<text:change-end text:change-id="ct52759600"/><text:change-start text:change-id="ct59020848"/></text:h>
      <text:p text:style-name="P1"><text:change-end text:change-id="ct59020848"/><text:change-start text:change-id="ct93041328"/>This <text:span text:style-name="T14">specification </text:span>is in the context of the <text:span text:style-name="T15">following </text:span>OpenLCB <text:span text:style-name="T15">Standards:</text:span></text:p>
      <text:list xml:id="list2742725485760005360" text:style-name="L4">
        <text:list-item>
          <text:p text:style-name="P37"><text:soft-page-break/>The Message Network Standard, which <text:span text:style-name="T13">defines the basic messages and how they interact. Higher-level protocols are based on this message network, but are defined elsewhere.</text:span></text:p>
        </text:list-item>
        <text:list-item>
          <text:p text:style-name="P38">The Event Transport Standard, which defines the protocol for transporting events.</text:p>
        </text:list-item>
        <text:list-item>
          <text:p text:style-name="P39">The Unique Identifiers Standard witch defines the format and allocation of unique 48-bit identifiers.<text:change-end text:change-id="ct93041328"/><text:change-start text:change-id="ct54449216"/></text:p>
        </text:list-item>
      </text:list>
      <text:h text:style-name="P3" text:outline-level="2"><text:change-end text:change-id="ct54449216"/><text:change-start text:change-id="ct102316944"/>Format</text:h>
      <text:p text:style-name="P1"><text:span text:style-name="T26">Event Ide</text:span><text:change-end text:change-id="ct102316944"/><text:change-start text:change-id="ct102689616"/><text:span text:style-name="T26">ntifiers are intended to be globally unique 64-bit </text:span><text:change-end text:change-id="ct102689616"/><text:change-start text:change-id="ct100780576"/><text:span text:style-name="T26">values.</text:span></text:p>
      <text:h text:style-name="P3" text:outline-level="2">Node ID Based<text:change-end text:change-id="ct100780576"/><text:change-start text:change-id="ct86637456"/></text:h>
      <text:p text:style-name="P4">The majority of event identifiers fall into this category. <text:s/>The <text:span text:style-name="T26">six</text:span> most significant bytes are derived from <text:change-end text:change-id="ct86637456"/><text:change-start text:change-id="ct99965520"/>a globally unique <text:span text:style-name="T26">six </text:span>by<text:span text:style-name="T26">te</text:span> Node ID followed by the two least significant bytes which are typically chosen through user conf<text:change-end text:change-id="ct99965520"/><text:change-start text:change-id="ct99965712"/>iguration.</text:p>
      <text:h text:style-name="P55" text:outline-level="3"><text:change-end text:change-id="ct99965712"/><text:change-start text:change-id="ct100135664"/>MERG CBUS</text:h>
      <text:p text:style-name="P4"><text:change-end text:change-id="ct100135664"/><text:change-start text:change-id="ct92120080"/>OpenLCB allocates a Node ID address space specifically for mapping MERG CBUS events <text:span text:style-name="T17">into</text:span> <text:span text:style-name="T17">OpenLCB</text:span>. <text:s/>CBUS events come in t<text:change-end text:change-id="ct92120080"/><text:change-start text:change-id="ct60671152"/>wo types: <text:s/>long and short. <text:s/>A long event is uniquely identified by the combination of 16-bit Node ID + 16-bit Event ID<text:change-end text:change-id="ct60671152"/><text:change-start text:change-id="ct81762624"/>. <text:s/>A short event is only identified <text:change-end text:change-id="ct81762624"/><text:change-start text:change-id="ct32197488"/><text:span text:style-name="T16">by </text:span><text:change-end text:change-id="ct32197488"/><text:change-start text:change-id="ct102800944"/>its <text:span text:style-name="T16">16-bit Event ID. <text:s/>A CBUS short event is translated into an OpenLCB event by using 0x0000 as the Node ID in the “CBUS Node ID” field</text:span><text:change-end text:change-id="ct102800944"/><text:change-start text:change-id="ct58384240"/><text:span text:style-name="T16"> of the OpenLCB event identifier. <text:s/>This is allowed because in the CBUS standard, Node ID 0x0000 is not permitted.</text:span><text:change-end text:change-id="ct58384240"/><text:change-start text:change-id="ct57437472"/></text:p>
      <text:p text:style-name="P21">CBUS events can als<text:change-end text:change-id="ct57437472"/><text:change-start text:change-id="ct102088432"/>o come in the form of a request<text:change-end text:change-id="ct102088432"/><text:change-start text:change-id="ct81889184"/>. <text:s/>Thes<text:change-end text:change-id="ct81889184"/><text:change-start text:change-id="ct92052816"/>e request<text:span text:style-name="T18">s</text:span> should be translated into a<text:change-end text:change-id="ct92052816"/><text:change-start text:change-id="ct58384432"/><text:span text:style-name="T18">n Identify Producer on OpenLCB in order to solicit the </text:span><text:span text:style-name="T12">response</text:span><text:span text:style-name="T18"> that the CBUS request is asking for.</text:span><text:change-end text:change-id="ct58384432"/><text:change-start text:change-id="ct103038480"/><text:span text:style-name="T18"> <text:s/>Two Identify Producer messages will have to be sent, one for the ON </text:span><text:change-end text:change-id="ct103038480"/><text:change-start text:change-id="ct99561920"/><text:span text:style-name="T18">state range and another for an OFF state range, the response of which will need to be translated back for CBUS.</text:span><text:change-end text:change-id="ct99561920"/><text:change-start text:change-id="ct57674320"/></text:p>
      <text:h text:style-name="P53" text:outline-level="2">Well Known Automatically-Routed</text:h>
      <text:p text:style-name="P22"><text:change-end text:change-id="ct57674320"/><text:change-start text:change-id="ct44618000"/>Unlike Node ID Based event identifiers, the Well-Known Automatically Routed<text:change-end text:change-id="ct44618000"/><text:change-start text:change-id="ct31979248"/> event <text:change-end text:change-id="ct31979248"/><text:change-start text:change-id="ct57771984"/>identifiers <text:span text:style-name="T19">are explicitly defined by the Event Identifiers Standar</text:span><text:change-end text:change-id="ct57771984"/><text:change-start text:change-id="ct57226608"/><text:span text:style-name="T19">d for a specific purpose. <text:s/>Additionally, gateways are required to route these events to all segments.</text:span></text:p>
      <text:h text:style-name="P56" text:outline-level="3"><text:change-end text:change-id="ct57226608"/><text:change-start text:change-id="ct39075424"/>Emergency Off</text:h>
      <text:p text:style-name="P23">The Emergency Off event identifier (01.00.00.00.00.00.FF.FF) is a request <text:change-end text:change-id="ct39075424"/><text:change-start text:change-id="ct31978960"/>for a node to de-energize all of its outputs. <text:s/>A node receiving this event may continue to remain a powered participant of the OpenLCB<text:change-end text:change-id="ct31978960"/><text:change-start text:change-id="ct30196848"/> bus, but shall de-energize any outputs unrelated to maintaining OpenLCB communications. <text:s/>For example:</text:p>
      <text:list xml:id="list8401150229674091784" text:style-name="L5">
        <text:list-item>
          <text:p text:style-name="P40"><text:span text:style-name="T19">If the node is a DCC power booster, it must </text:span><text:change-end text:change-id="ct30196848"/><text:change-start text:change-id="ct50213088"/><text:span text:style-name="T19">disable its amplified DCC power output.</text:span></text:p>
        </text:list-item>
        <text:list-item>
          <text:p text:style-name="P40"><text:span text:style-name="T19">If the node is an accessory controlling </text:span><text:change-end text:change-id="ct50213088"/><text:change-start text:change-id="ct31776976"/><text:span text:style-name="T19">turnout motors, it must remove power from the motors</text:span><text:change-end text:change-id="ct31776976"/><text:change-start text:change-id="ct55114704"/></text:p>
        </text:list-item>
      </text:list>
      <text:p text:style-name="P25">A node may revert to its previous e<text:change-end text:change-id="ct55114704"/><text:change-start text:change-id="ct58128784"/>nergized state following the reception of a Clear Emergency Off event (01.00.00.00.00.00.FF.FE).<text:change-end text:change-id="ct58128784"/><text:change-start text:change-id="ct31777168"/> <text:s/>A node that has recently <text:change-end text:change-id="ct31777168"/><text:change-start text:change-id="ct58128496"/>joined the OpenLCB network is not expected to know about or react in any specifi<text:span text:style-name="T20">cally prescribed</text:span> way to the current Emergency Off status <text:soft-page-break/>defined prior to the node joining the network until the next Emergency Off or <text:change-end text:change-id="ct58128496"/><text:change-start text:change-id="ct101314048"/>Clear Emergency Off event is produced.<text:change-end text:change-id="ct101314048"/><text:change-start text:change-id="ct31166224"/></text:p>
      <text:h text:style-name="P57" text:outline-level="3">Emergency <text:span text:style-name="T20">Stop</text:span></text:h>
      <text:p text:style-name="P24">The Emergency <text:span text:style-name="T20">Stop</text:span> event identifier (01.00.00.00.00.00.FF.F<text:span text:style-name="T20">D</text:span>) is a request for a node to <text:span text:style-name="T20">command</text:span> all of its outputs <text:span text:style-name="T20">to a safe state</text:span>. <text:s/><text:span text:style-name="T20">A node receiving this event is not required to de-energize any of its outputs</text:span>. <text:s/><text:span text:style-name="T20">A “safe state” is defined by the node. <text:s/></text:span>For example:</text:p>
      <text:list xml:id="list42544051733567" text:continue-numbering="true" text:style-name="L5">
        <text:list-item>
          <text:p text:style-name="P41">If the node is acting on behalf of one or more DCC trains, it may send the global emergency stop command onto the DCC signal bus.</text:p>
        </text:list-item>
        <text:list-item>
          <text:p text:style-name="P41">If the node is an accessory controlling turnout motors, it may do nothing, route its outputs to a manufacture default state, route its outputs to a user defined state, or something else altogether.</text:p>
        </text:list-item>
      </text:list>
      <text:p text:style-name="P26">A node may revert to its previous <text:span text:style-name="T20">non-Emergency Stop</text:span> state following the reception of a Clear Emergency <text:span text:style-name="T20">Stop</text:span> event (01.00.00.00.00.00.FF.F<text:span text:style-name="T20">C</text:span>). <text:s/>A node that has recently joined the OpenLCB network is not expected to know about or react in any specif<text:span text:style-name="T20">ically prescribed</text:span> way to the current Emergency <text:span text:style-name="T20">Stop</text:span> status defined prior to the node joining the network until the next Emergency <text:span text:style-name="T20">Stop</text:span> or Clear Emergency <text:span text:style-name="T20">Stop</text:span> event is produced.<text:change-end text:change-id="ct31166224"/><text:change-start text:change-id="ct31779280"/></text:p>
      <text:h text:style-name="P54" text:outline-level="2">Well-Known<text:change-end text:change-id="ct31779280"/><text:change-start text:change-id="ct81954976"/></text:h>
      <text:p text:style-name="P5"><text:span text:style-name="T18">Unlike Node ID Based event identifiers, the Well-Known event identifiers are explicitly defined by the Event Identifiers Standard for a specific purpose. <text:s/>Gateways are not required to route these events to all segments</text:span><text:change-end text:change-id="ct81954976"/><text:change-start text:change-id="ct101314240"/><text:span text:style-name="T18">, and may maintain a static or learned routing table for these events</text:span><text:change-end text:change-id="ct101314240"/><text:change-start text:change-id="ct30519696"/><text:span text:style-name="T18"> to prevent unecessary propagation.</text:span><text:change-end text:change-id="ct30519696"/><text:change text:change-id="ct39068576"/><text:change text:change-id="ct31800176"/><text:change text:change-id="ct60783040"/><text:change-start text:change-id="ct56716464"/></text:p>
      <text:p text:style-name="P30"><text:change-end text:change-id="ct56716464"/><text:change text:change-id="ct1023171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0"><text:s/>2 Annotations to the Standard<text:tab/>1</text:p>
          <text:p text:style-name="P48"><text:s/>2.1 Introduction<text:tab/>1</text:p>
          <text:p text:style-name="P48"><text:s/>2.2 Intended Use<text:tab/>1</text:p>
          <text:p text:style-name="P48"><text:s/>2.3 References and Context<text:tab/>2</text:p>
          <text:p text:style-name="P48"><text:s/>2.4 Format<text:tab/>3</text:p>
          <text:p text:style-name="P48"><text:s/>2.5 Node ID Based<text:tab/>3</text:p>
          <text:p text:style-name="P35"><text:s/>2.5.1 MERG CBUS<text:tab/>3</text:p>
          <text:p text:style-name="P48"><text:s/>2.6 Well Known Automatically-Routed<text:tab/>3</text:p>
          <text:p text:style-name="P35"><text:s/>2.6.1 Emergency Off<text:tab/>3</text:p>
          <text:p text:style-name="P35"><text:s/>2.6.2 Emergency Stop<text:tab/>4</text:p>
          <text:p text:style-name="P48"><text:s/>2.7 Well-Known<text:tab/>4</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9db5b"/>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officeooo:paragraph-rsid="0019db5b" style:font-size-asian="8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officeooo:paragraph-rsid="0019db5b" style:font-size-asian="9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9db5b"/>
    </style:style>
    <style:style style:name="MT3" style:family="text">
      <style:text-properties fo:font-size="8pt" style:font-size-asian="8pt" style:font-size-complex="8pt"/>
    </style:style>
    <style:style style:name="MT4" style:family="text">
      <style:text-properties fo:font-size="8pt" officeooo:rsid="000b013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58264368" text:id="ct58264368">
            <text:deletion>
              <office:change-info>
                <dc:creator>Bob Jacobsen</dc:creator>
                <dc:date>2010-10-08T17:22:00</dc:date>
              </office:change-info>
              <text:p text:style-name="MP1">NMRA Technical Note (number)</text:p>
            </text:deletion>
          </text:changed-region>
          <text:changed-region xml:id="ct58264624" text:id="ct58264624">
            <text:insertion>
              <office:change-info>
                <dc:creator>Bob Jacobsen</dc:creator>
                <dc:date>2010-10-08T17:22:00</dc:date>
              </office:change-info>
            </text:insertion>
          </text:changed-region>
          <text:changed-region xml:id="ct39696160" text:id="ct39696160">
            <text:deletion>
              <office:change-info>
                <dc:creator>Stuart Baker</dc:creator>
                <dc:date>2015-02-07T04:11:00</dc:date>
              </office:change-info>
              <text:p text:style-name="MP1">-CAN Praesent Gravida Standard or </text:p>
            </text:deletion>
          </text:changed-region>
          <text:changed-region xml:id="ct43656992" text:id="ct43656992">
            <text:insertion>
              <office:change-info>
                <dc:creator>Stuart Baker</dc:creator>
                <dc:date>2015-02-07T04:11:00</dc:date>
              </office:change-info>
            </text:insertion>
          </text:changed-region>
          <text:changed-region xml:id="ct43657184" text:id="ct43657184">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8264368"/><text:change-start text:change-id="ct58264624"/>OpenLCB<text:change-end text:change-id="ct58264624"/><text:change text:change-id="ct39696160"/><text:change-start text:change-id="ct43656992"/> <text:span text:style-name="MT2">Event Identifiers </text:span><text:change-end text:change-id="ct43656992"/><text:change-start text:change-id="ct43657184"/>Technical Note<text:change-end text:change-id="ct43657184"/></text:p>
      </style:header>
      <style:footer>
        <text:tracked-changes>
          <text:changed-region xml:id="ct58854048" text:id="ct58854048">
            <text:deletion>
              <office:change-info>
                <dc:creator>Bob Jacobsen</dc:creator>
                <dc:date>2010-10-08T17:23:00</dc:date>
              </office:change-info>
              <text:p text:style-name="MP5"><text:tab/></text:p>
            </text:deletion>
          </text:changed-region>
          <text:changed-region xml:id="ct54736864" text:id="ct54736864">
            <text:deletion>
              <office:change-info>
                <dc:creator>Stuart Baker</dc:creator>
                <dc:date>2015-02-07T04:11:00</dc:date>
              </office:change-info>
              <text:p text:style-name="MP6">Copyright 2010, by J. Day, D. Harris, B. Jacobsen, and A. Shepherd</text:p>
            </text:deletion>
          </text:changed-region>
          <text:changed-region xml:id="ct99966240" text:id="ct99966240">
            <text:deletion>
              <office:change-info>
                <dc:creator>Bob Jacobsen</dc:creator>
                <dc:date>2010-10-08T17:23:00</dc:date>
              </office:change-info>
              <text:p text:style-name="MP6">Title</text:p>
            </text:deletion>
          </text:changed-region>
          <text:changed-region xml:id="ct50090336" text:id="ct50090336">
            <text:insertion>
              <office:change-info>
                <dc:creator>Stuart Baker</dc:creator>
                <dc:date>2015-02-07T04:11:00</dc:date>
              </office:change-info>
            </text:insertion>
          </text:changed-region>
          <text:changed-region xml:id="ct52437168" text:id="ct52437168">
            <text:deletion>
              <office:change-info>
                <dc:creator>Bob Jacobsen</dc:creator>
                <dc:date>2013-02-06T22:35:00</dc:date>
              </office:change-info>
              <text:p text:style-name="MP4"><text:span text:style-name="Page_20_Number"><text:span text:style-name="MT3"><text:date style:data-style-name="N120" text:date-value="2015-02-07T04:25:43.450425309">2/7/2015</text:date></text:span></text:span></text:p>
            </text:deletion>
          </text:changed-region>
          <text:changed-region xml:id="ct55093136" text:id="ct55093136">
            <text:insertion>
              <office:change-info>
                <dc:creator>Bob Jacobsen</dc:creator>
                <dc:date>2013-02-06T22:35:00</dc:date>
              </office:change-info>
            </text:insertion>
          </text:changed-region>
        </text:tracked-changes>
        <text:p text:style-name="MP4"><text:change text:change-id="ct58854048"/><text:change text:change-id="ct54736864"/><text:change text:change-id="ct99966240"/><text:change-start text:change-id="ct50090336"/><text:span text:style-name="Page_20_Number"><text:span text:style-name="MT3">Copyright 201</text:span></text:span><text:span text:style-name="Page_20_Number"><text:span text:style-name="MT4">0</text:span></text:span><text:span text:style-name="Page_20_Number"><text:span text:style-name="MT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0090336"/><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52437168"/><text:change-start text:change-id="ct55093136"/><text:span text:style-name="Page_20_Number"><text:span text:style-name="MT3"><text:date style:data-style-name="N75" text:date-value="2015-02-07T04:25:43.451692652">Feb 7, 2015</text:date></text:span></text:span><text:change-end text:change-id="ct55093136"/></text:p>
      </style:footer>
    </style:master-page>
    <style:master-page style:name="First_20_Page" style:display-name="First Page" style:page-layout-name="Mpm2" style:next-style-name="Standard">
      <style:header>
        <text:tracked-changes>
          <text:changed-region xml:id="ct55449232" text:id="ct55449232">
            <text:deletion>
              <office:change-info>
                <dc:creator>Bob Jacobsen</dc:creator>
                <dc:date>2010-10-07T21:46:00</dc:date>
              </office:change-info>
              <text:p text:style-name="MP10">NMRA TECHNICAL NOTES</text:p>
            </text:deletion>
          </text:changed-region>
          <text:changed-region xml:id="ct56324256" text:id="ct56324256">
            <text:insertion>
              <office:change-info>
                <dc:creator>Bob Jacobsen</dc:creator>
                <dc:date>2010-10-08T17:19:00</dc:date>
              </office:change-info>
            </text:insertion>
          </text:changed-region>
          <text:changed-region xml:id="ct102695456" text:id="ct102695456">
            <text:insertion>
              <office:change-info>
                <dc:creator>Bob Jacobsen</dc:creator>
                <dc:date>2010-10-08T21:55:00</dc:date>
              </office:change-info>
            </text:insertion>
          </text:changed-region>
          <text:changed-region xml:id="ct30968112" text:id="ct30968112">
            <text:deletion>
              <office:change-info>
                <dc:creator>Stuart Baker</dc:creator>
                <dc:date>2015-02-07T02:51:00</dc:date>
              </office:change-info>
              <text:p text:style-name="MP9">OpenLCB </text:p>
            </text:deletion>
          </text:changed-region>
          <text:changed-region xml:id="ct60645968" text:id="ct60645968">
            <text:deletion>
              <office:change-info>
                <dc:creator>Bob Jacobsen</dc:creator>
                <dc:date>2010-10-08T21:55:00</dc:date>
              </office:change-info>
              <text:p text:style-name="MP9">(title)</text:p>
            </text:deletion>
          </text:changed-region>
          <text:changed-region xml:id="ct30968304" text:id="ct30968304">
            <text:insertion>
              <office:change-info>
                <dc:creator>Bob Jacobsen</dc:creator>
                <dc:date>2010-10-08T21:55:00</dc:date>
              </office:change-info>
            </text:insertion>
          </text:changed-region>
          <text:changed-region xml:id="ct50365792" text:id="ct50365792">
            <text:insertion>
              <office:change-info>
                <dc:creator>Bob Jacobsen</dc:creator>
                <dc:date>2010-10-08T21:59:00</dc:date>
              </office:change-info>
            </text:insertion>
          </text:changed-region>
          <text:changed-region xml:id="ct50365984" text:id="ct50365984">
            <text:deletion>
              <office:change-info>
                <dc:creator>Bob Jacobsen</dc:creator>
                <dc:date>2010-10-08T17:19:00</dc:date>
              </office:change-info>
              <text:p text:style-name="MP9">(date)</text:p>
            </text:deletion>
          </text:changed-region>
          <text:changed-region xml:id="ct27916736" text:id="ct27916736">
            <text:insertion>
              <office:change-info>
                <dc:creator>Bob Jacobsen</dc:creator>
                <dc:date>2010-10-14T08:42:00</dc:date>
              </office:change-info>
            </text:insertion>
          </text:changed-region>
          <text:changed-region xml:id="ct100963904" text:id="ct100963904">
            <text:deletion>
              <office:change-info>
                <dc:creator>Bob Jacobsen</dc:creator>
                <dc:date>2010-10-07T21:47:00</dc:date>
              </office:change-info>
              <text:p text:style-name="MP9">(number)</text:p>
            </text:deletion>
          </text:changed-region>
          <text:changed-region xml:id="ct99732848" text:id="ct99732848">
            <text:insertion>
              <office:change-info>
                <dc:creator>Bob Jacobsen</dc:creator>
                <dc:date>2010-10-10T12:14: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6E-017) rotate (0.785398163397448) translate (0.00972222222222222in 5.5567421259842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55449232"/><text:change-start text:change-id="ct56324256"/>OpenLCB <text:change-end text:change-id="ct56324256"/><text:change-start text:change-id="ct102695456"/>Technical Note<text:change-end text:change-id="ct102695456"/></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30968112"/><text:change text:change-id="ct60645968"/><text:change-start text:change-id="ct30968304"/>Event <text:change-end text:change-id="ct30968304"/><text:change-start text:change-id="ct50365792"/>Identifiers<text:change-end text:change-id="ct50365792"/></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50365984"/><text:change-start text:change-id="ct27916736"/><text:date style:data-style-name="N75" text:date-value="2015-02-07T04:25:43.459110637">Feb 7, 2015</text:date><text:change-end text:change-id="ct27916736"/></text:p>
            </table:table-cell>
            <table:table-cell table:style-name="Table1.C1" office:value-type="string">
              <text:p text:style-name="MP9"><text:change text:change-id="ct100963904"/><text:change-start text:change-id="ct99732848"/>Preliminary<text:change-end text:change-id="ct99732848"/></text:p>
            </table:table-cell>
          </table:table-row>
        </table:table>
        <text:p text:style-name="Header"/>
      </style:header>
      <style:footer>
        <text:tracked-changes>
          <text:changed-region xml:id="ct58882112" text:id="ct58882112">
            <text:deletion>
              <office:change-info>
                <dc:creator>Bob Jacobsen</dc:creator>
                <dc:date>2011-07-23T20:08:00</dc:date>
              </office:change-info>
              <text:p text:style-name="MP12">and A. Shepherd</text:p>
            </text:deletion>
          </text:changed-region>
          <text:changed-region xml:id="ct58881920" text:id="ct58881920">
            <text:deletion>
              <office:change-info>
                <dc:creator>Bob Jacobsen</dc:creator>
                <dc:date>2010-10-08T17:21:00</dc:date>
              </office:change-info>
              <text:p text:style-name="MP12">A. Robinson, </text:p>
            </text:deletion>
          </text:changed-region>
          <text:changed-region xml:id="ct52825584" text:id="ct52825584">
            <text:deletion>
              <office:change-info>
                <dc:creator>Bob Jacobsen</dc:creator>
                <dc:date>2011-07-23T20:08:00</dc:date>
              </office:change-info>
              <text:p text:style-name="MP12">, by J. Day, D. Harris, B. Jacobsen, </text:p>
            </text:deletion>
          </text:changed-region>
          <text:changed-region xml:id="ct100148096" text:id="ct100148096">
            <text:deletion>
              <office:change-info>
                <dc:creator>Bob Jacobsen</dc:creator>
                <dc:date>2010-10-07T21:47:00</dc:date>
              </office:change-info>
              <text:p text:style-name="MP12">90</text:p>
            </text:deletion>
          </text:changed-region>
          <text:changed-region xml:id="ct53048112" text:id="ct53048112">
            <text:deletion>
              <office:change-info>
                <dc:creator>Bob Jacobsen</dc:creator>
                <dc:date>2011-07-23T20:08:00</dc:date>
              </office:change-info>
              <text:p text:style-name="MP12">Copyright 20</text:p>
            </text:deletion>
          </text:changed-region>
          <text:changed-region xml:id="ct40964432" text:id="ct40964432">
            <text:insertion>
              <office:change-info>
                <dc:creator>Bob Jacobsen</dc:creator>
                <dc:date>2011-07-23T20:08:00</dc:date>
              </office:change-info>
            </text:insertion>
          </text:changed-region>
          <text:changed-region xml:id="ct48724704" text:id="ct48724704">
            <text:deletion>
              <office:change-info>
                <dc:creator>Bob Jacobsen</dc:creator>
                <dc:date>2013-02-06T22:35:00</dc:date>
              </office:change-info>
              <text:p text:style-name="MP11"><text:span text:style-name="Page_20_Number"><text:span text:style-name="MT6"><text:date style:data-style-name="N120" text:date-value="2015-02-07T04:25:43.461526511">2/7/2015</text:date></text:span></text:span></text:p>
            </text:deletion>
          </text:changed-region>
          <text:changed-region xml:id="ct99887568" text:id="ct99887568">
            <text:insertion>
              <office:change-info>
                <dc:creator>Bob Jacobsen</dc:creator>
                <dc:date>2013-02-06T22:35:00</dc:date>
              </office:change-info>
            </text:insertion>
          </text:changed-region>
        </text:tracked-changes>
        <text:p text:style-name="MP11"><text:change text:change-id="ct58882112"/><text:change text:change-id="ct58881920"/><text:change text:change-id="ct52825584"/><text:change text:change-id="ct100148096"/><text:change text:change-id="ct53048112"/><text:change-start text:change-id="ct4096443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0964432"/><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change text:change-id="ct48724704"/><text:change-start text:change-id="ct99887568"/><text:span text:style-name="Page_20_Number"><text:span text:style-name="MT3"><text:date style:data-style-name="N75" text:date-value="2015-02-07T04:25:43.462766823">Feb 7, 2015</text:date></text:span></text:span><text:change-end text:change-id="ct99887568"/></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Standard</dc:title>
    <meta:initial-creator>Alex Shepherd</meta:initial-creator>
    <meta:creation-date>2009-01-22T07:11:27</meta:creation-date>
    <meta:editing-cycles>84</meta:editing-cycles>
    <meta:editing-duration>PT14H31M45S</meta:editing-duration>
    <meta:generator>LibreOffice/4.2.7.2$Linux_X86_64 LibreOffice_project/420m0$Build-2</meta:generator>
    <dc:date>2015-02-07T04:25:43.359600876</dc:date>
    <dc:creator>Stuart Baker</dc:creator>
    <meta:keyword>OpenLCB Event Identifiers</meta:keyword>
    <meta:document-statistic meta:table-count="5" meta:image-count="1" meta:object-count="0" meta:page-count="5" meta:paragraph-count="88" meta:word-count="1580" meta:character-count="9371" meta:non-whitespace-character-count="7827"/>
    <meta:user-defined meta:name="Info 1"/>
    <meta:user-defined meta:name="Info 2"/>
    <meta:user-defined meta:name="Info 3"/>
    <meta:user-defined meta:name="Info 4"/>
  </office:meta>
</office:document-meta>
</file>